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5.803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orld War II Databas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Country</text:p>
          </table:table-cell>
          <table:table-cell office:value-type="string">
            <text:p>Year of Launch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Activity-class Escort Carrier</text:p>
          </table:table-cell>
          <table:table-cell office:value-type="string">
            <text:p>United Kingdom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Akagi</text:p>
          </table:table-cell>
          <table:table-cell office:value-type="string">
            <text:p>Akagi-class Aircraft Carri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Amagi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meer</text:p>
          </table:table-cell>
          <table:table-cell office:value-type="string">
            <text:p>Ruler-class Escort Carrier</text:p>
          </table:table-cell>
          <table:table-cell office:value-type="string">
            <text:p>United Kingdom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Anzio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rbiter</text:p>
          </table:table-cell>
          <table:table-cell office:value-type="string">
            <text:p>Ruler-class Escor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rcher</text:p>
          </table:table-cell>
          <table:table-cell office:value-type="string">
            <text:p>Archer-class Escort Carri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Argus</text:p>
          </table:table-cell>
          <table:table-cell office:value-type="string">
            <text:p>Argus-class Aircraft Carrier</text:p>
          </table:table-cell>
          <table:table-cell office:value-type="string">
            <text:p>United Kingdom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Ark Royal</text:p>
          </table:table-cell>
          <table:table-cell office:value-type="string">
            <text:p>Ark Royal-class Aircraft Carrier</text:p>
          </table:table-cell>
          <table:table-cell office:value-type="string">
            <text:p>United Kingdom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Bataan (Independence-class)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Belleau Wood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Bunker Hill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B�arn</text:p>
          </table:table-cell>
          <table:table-cell office:value-type="string">
            <text:p>B�arn-class Aircraft Carri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Cabot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hitose</text:p>
          </table:table-cell>
          <table:table-cell office:value-type="string">
            <text:p>Chitose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Chiyoda</text:p>
          </table:table-cell>
          <table:table-cell office:value-type="string">
            <text:p>Chitose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Chu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Colossus</text:p>
          </table:table-cell>
          <table:table-cell office:value-type="string">
            <text:p>Colossus-class Ligh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opahee</text:p>
          </table:table-cell>
          <table:table-cell office:value-type="string">
            <text:p>Bogue-class Escort Carri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Corregidor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ourage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Cowpens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Eagle-class Aircraft Carri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Enterprise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Essex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Formidable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Furi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Glori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Glory</text:p>
          </table:table-cell>
          <table:table-cell office:value-type="string">
            <text:p>Colossus-class Ligh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Graf Zeppelin</text:p>
          </table:table-cell>
          <table:table-cell office:value-type="string">
            <text:p>Graf Zeppelin-class Aircraft Carrier</text:p>
          </table:table-cell>
          <table:table-cell office:value-type="string">
            <text:p>Germany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Hancock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Hermes</text:p>
          </table:table-cell>
          <table:table-cell office:value-type="string">
            <text:p>Hermes-class Light Carrier</text:p>
          </table:table-cell>
          <table:table-cell office:value-type="string">
            <text:p>United Kingdom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Hiryu</text:p>
          </table:table-cell>
          <table:table-cell office:value-type="string">
            <text:p>Soryu-class Aircraft Carrier</text:p>
          </table:table-cell>
          <table:table-cell office:value-type="string">
            <text:p>Japan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Hiyo</text:p>
          </table:table-cell>
          <table:table-cell office:value-type="string">
            <text:p>Hiyo-class Escort Carri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Hornet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Hornet (Yorktown-class)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Hosho</text:p>
          </table:table-cell>
          <table:table-cell office:value-type="string">
            <text:p>Hosho-class Light Carri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Ibuki</text:p>
          </table:table-cell>
          <table:table-cell office:value-type="string">
            <text:p>Ibuki-class Ligh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Illustrious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Indomitable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Intrepid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Junyo</text:p>
          </table:table-cell>
          <table:table-cell office:value-type="string">
            <text:p>Hiyo-class Escort Carri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Kaga</text:p>
          </table:table-cell>
          <table:table-cell office:value-type="string">
            <text:p>Kaga-class Aircraft Carri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Kaiyo</text:p>
          </table:table-cell>
          <table:table-cell office:value-type="string">
            <text:p>Kaiyo-class Escort Carrier</text:p>
          </table:table-cell>
          <table:table-cell office:value-type="string">
            <text:p>Japan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Katsuragi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Langley (Independence-class)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Lexington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Lexington (Lexington-class)</text:p>
          </table:table-cell>
          <table:table-cell office:value-type="string">
            <text:p>Lexington-class Aircraft Carrier</text:p>
          </table:table-cell>
          <table:table-cell office:value-type="string">
            <text:p>United States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Long Island</text:p>
          </table:table-cell>
          <table:table-cell office:value-type="string">
            <text:p>Long Island-class Escort Carrier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Makin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Manil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Marcus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Monterey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Natom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Nehent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Nisshin</text:p>
          </table:table-cell>
          <table:table-cell office:value-type="string">
            <text:p>Nisshin-class Seaplane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Ommaney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Petrof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Princeton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Randolph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Ranger</text:p>
          </table:table-cell>
          <table:table-cell office:value-type="string">
            <text:p>Ranger-class Aircraf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Ryuho</text:p>
          </table:table-cell>
          <table:table-cell office:value-type="string">
            <text:p>Ryuho-class Aircraft Carrier</text:p>
          </table:table-cell>
          <table:table-cell office:value-type="string">
            <text:p>Japan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Ryujo</text:p>
          </table:table-cell>
          <table:table-cell office:value-type="string">
            <text:p>Ryujo-class Aircraft Carrier</text:p>
          </table:table-cell>
          <table:table-cell office:value-type="string">
            <text:p>Japan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Saginaw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San Jacinto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Saratoga</text:p>
          </table:table-cell>
          <table:table-cell office:value-type="string">
            <text:p>Lexington-class Aircraft Carrier</text:p>
          </table:table-cell>
          <table:table-cell office:value-type="string">
            <text:p>United States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Sargent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avo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Shamrock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hinano</text:p>
          </table:table-cell>
          <table:table-cell office:value-type="string">
            <text:p>Shinano-class Aircraft Carrier</text:p>
          </table:table-cell>
          <table:table-cell office:value-type="string">
            <text:p>Japan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hinyo</text:p>
          </table:table-cell>
          <table:table-cell office:value-type="string">
            <text:p>Shinyo-class Escort Carrier</text:p>
          </table:table-cell>
          <table:table-cell office:value-type="string">
            <text:p>Japan</text:p>
          </table:table-cell>
          <table:table-cell/>
        </table:table-row>
        <table:table-row table:style-name="ro1">
          <table:table-cell office:value-type="string">
            <text:p>Shoho</text:p>
          </table:table-cell>
          <table:table-cell office:value-type="string">
            <text:p>Zuiho-class Light Carrier</text:p>
          </table:table-cell>
          <table:table-cell office:value-type="string">
            <text:p>Japan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Shokaku</text:p>
          </table:table-cell>
          <table:table-cell office:value-type="string">
            <text:p>Shokaku-class Aircraf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Soryu</text:p>
          </table:table-cell>
          <table:table-cell office:value-type="string">
            <text:p>Soryu-class Aircraft Carrier</text:p>
          </table:table-cell>
          <table:table-cell office:value-type="string">
            <text:p>Japan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Steamer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Taiho</text:p>
          </table:table-cell>
          <table:table-cell office:value-type="string">
            <text:p>Taiho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Tai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Ticonderoga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Unryu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Un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Victorious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Wake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Wasp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Wasp (Wasp-class)</text:p>
          </table:table-cell>
          <table:table-cell office:value-type="string">
            <text:p>Wasp-class Aircraft Carrier</text:p>
          </table:table-cell>
          <table:table-cell office:value-type="string">
            <text:p>United States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Yorktown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Yorktown (Yorktown-class)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Zuiho</text:p>
          </table:table-cell>
          <table:table-cell office:value-type="string">
            <text:p>Zuiho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Zuikaku</text:p>
          </table:table-cell>
          <table:table-cell office:value-type="string">
            <text:p>Shokaku-class Aircraf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10:5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2" meta:object-count="0"/>
    <meta:generator>OpenOffice/4.0.1$Win32 OpenOffice.org_project/401m5$Build-9714</meta:generator>
  </office:meta>
</office:document-meta>
</file>